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uk" fo:country="UA" officeooo:paragraph-rsid="001c8d09"/>
    </style:style>
    <style:style style:name="P2" style:family="paragraph" style:parent-style-name="Standard">
      <style:text-properties fo:language="uk" fo:country="UA" officeooo:paragraph-rsid="001c8d09"/>
    </style:style>
    <style:style style:name="P3" style:family="paragraph" style:parent-style-name="Standard">
      <style:paragraph-properties fo:text-align="end" style:justify-single-word="false"/>
      <style:text-properties fo:language="uk" fo:country="UA" officeooo:paragraph-rsid="001c8d09"/>
    </style:style>
    <style:style style:name="P4" style:family="paragraph" style:parent-style-name="Standard">
      <style:paragraph-properties fo:margin-left="4.4311in" fo:text-align="start" style:justify-single-word="false" fo:text-indent="0in" style:auto-text-indent="false"/>
      <style:text-properties fo:language="uk" fo:country="UA" officeooo:paragraph-rsid="001c8d09"/>
    </style:style>
    <style:style style:name="P5" style:family="paragraph" style:parent-style-name="Standard">
      <style:paragraph-properties fo:text-align="center" style:justify-single-word="false"/>
      <style:text-properties fo:font-size="18pt" fo:language="uk" fo:country="UA" officeooo:paragraph-rsid="001c8d09" style:font-size-asian="18pt" style:font-size-complex="18pt"/>
    </style:style>
    <style:style style:name="P6" style:family="paragraph" style:parent-style-name="Heading_20_6">
      <style:paragraph-properties fo:text-align="center" style:justify-single-word="false"/>
      <style:text-properties officeooo:paragraph-rsid="001c8d09"/>
    </style:style>
    <style:style style:name="P7" style:family="paragraph" style:parent-style-name="Standard">
      <style:paragraph-properties fo:margin-left="5.9083in" fo:text-indent="0in" style:auto-text-indent="false"/>
      <style:text-properties fo:font-size="13pt" fo:language="uk" fo:country="UA" officeooo:paragraph-rsid="001c8d09" style:font-size-asian="13pt" style:font-size-complex="13pt"/>
    </style:style>
    <style:style style:name="P8" style:family="paragraph" style:parent-style-name="Standard">
      <style:paragraph-properties fo:margin-left="5.4161in" fo:text-indent="0in" style:auto-text-indent="false"/>
      <style:text-properties fo:font-size="13pt" fo:language="uk" fo:country="UA" officeooo:paragraph-rsid="001c8d09" style:font-size-asian="13pt" style:font-size-complex="13pt"/>
    </style:style>
    <style:style style:name="P9" style:family="paragraph" style:parent-style-name="Standard">
      <style:text-properties fo:font-size="13pt" fo:language="uk" fo:country="UA" officeooo:paragraph-rsid="001c8d09" style:font-size-asian="13pt" style:font-size-complex="13pt"/>
    </style:style>
    <style:style style:name="P10" style:family="paragraph" style:parent-style-name="Standard">
      <style:paragraph-properties fo:text-align="center" style:justify-single-word="false"/>
      <style:text-properties fo:font-size="13pt" fo:language="uk" fo:country="UA" officeooo:paragraph-rsid="001c8d09" style:font-size-asian="13pt" style:font-size-complex="13pt"/>
    </style:style>
    <style:style style:name="T1" style:family="text">
      <style:text-properties officeooo:rsid="001c8d09"/>
    </style:style>
    <style:style style:name="T2" style:family="text">
      <style:text-properties fo:font-family="'Times New Roman', serif" fo:font-size="13.5pt" fo:language="uk" fo:country="UA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іністерство освіти та науки України</text:p>
      <text:p text:style-name="P1">Івано-Франківський Національний технічний університет нафти і газу</text:p>
      <text:p text:style-name="P2"/>
      <text:p text:style-name="P2"/>
      <text:p text:style-name="P2"/>
      <text:p text:style-name="P3"/>
      <text:p text:style-name="P3"/>
      <text:p text:style-name="P4">Кафедра Інженерії </text:p>
      <text:p text:style-name="P4">програмного забезпечення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/>
      <text:p text:style-name="P5">Лабораторна робота №<text:span text:style-name="T1">2</text:span></text:p>
      <text:h text:style-name="P6" text:outline-level="6"><text:bookmark text:name="yui_3_18_1_1_1757086244387_69"/><text:span text:style-name="Strong_20_Emphasis"><text:span text:style-name="T2">"Ознайомлення з середовищем та базовими інструментами"</text:span></text:span></text:h>
      <text:p text:style-name="P2"/>
      <text:p text:style-name="P7"/>
      <text:p text:style-name="P8">Виконав:</text:p>
      <text:p text:style-name="P8">ст. гр. ІП-22-1 </text:p>
      <text:p text:style-name="P8">Токарєв С. О.</text:p>
      <text:p text:style-name="P8">Перевірив:</text:p>
      <text:p text:style-name="P8">Лютак І. З.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Україна</text:p>
      <text:p text:style-name="P10">2025р.­</text:p>
      <text:p text:style-name="P1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6" style:display-name="Heading 6" style:family="paragraph" style:parent-style-name="Heading" style:next-style-name="Text_20_body" style:default-outline-level="6" style:list-style-name="" style:class="chapter">
      <style:paragraph-properties fo:margin-top="0.0417in" fo:margin-bottom="0.0417in" style:contextual-spacing="false"/>
      <style:text-properties style:font-name="Liberation Serif" fo:font-family="'Liberation Serif'" style:font-family-generic="roman" style:font-pitch="variable" fo:font-size="7pt" fo:font-weight="bold" style:font-name-asian="Noto Serif CJK SC" style:font-family-asian="'Noto Serif CJK SC'" style:font-family-generic-asian="system" style:font-pitch-asian="variable" style:font-size-asian="7pt" style:font-weight-asian="bold" style:font-name-complex="Noto Sans Devanagari1" style:font-family-complex="'Noto Sans Devanagari'" style:font-family-generic-complex="system" style:font-pitch-complex="variable" style:font-size-complex="7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17T18:05:27.325446172</meta:creation-date>
    <dc:date>2025-09-18T00:03:41.858894304</dc:date>
    <meta:editing-duration>PT5H48M2S</meta:editing-duration>
    <meta:editing-cycles>2</meta:editing-cycles>
    <meta:generator>LibreOffice/25.2.5.2$Linux_X86_64 LibreOffice_project/520$Build-2</meta:generator>
    <meta:document-statistic meta:table-count="0" meta:image-count="0" meta:object-count="0" meta:page-count="1" meta:paragraph-count="13" meta:word-count="39" meta:character-count="291" meta:non-whitespace-character-count="264"/>
  </office:meta>
</office:document-meta>
</file>